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41pt" svg:x="883.53pt" svg:y="39.2pt">
            <draw:object draw:notify-on-update-of-ranges="Sheet1.B4:Sheet1.B24 Sheet1.D4:Sheet1.D24 Sheet1.F4:Sheet1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63.61pt" svg:height="206.42pt" svg:x="881.94pt" svg:y="392pt">
            <draw:object draw:notify-on-update-of-ranges="Sheet1.C4:Sheet1.C24 Sheet1.E5:Sheet1.E24 Sheet1.G5:Sheet1.G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4"/>
        <table:table-column table:style-name="co1" table:default-cell-style-name="ce7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near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Power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Exponential</text:p>
          </table:table-cell>
          <table:covered-table-cell table:style-name="Default"/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dv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dv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dv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6"/>
          <table:table-cell table:style-name="ce3" office:value-type="float" office:value="0" calcext:value-type="float">
            <text:p>0</text:p>
          </table:table-cell>
          <table:table-cell table:style-name="ce6"/>
          <table:table-cell table:formula="of:=5*[.A4]" office:value-type="float" office:value="0" calcext:value-type="float">
            <text:p>0</text:p>
          </table:table-cell>
          <table:table-cell table:formula="of:=[.A4]*[.A4]/2+4.5*[.A4]" office:value-type="float" office:value="0" calcext:value-type="float">
            <text:p>0</text:p>
          </table:table-cell>
          <table:table-cell table:formula="of:=[.$C$1]*(POWER([.$G$1];[.A4])-1)/([.$G$1]-1)" office:value-type="float" office:value="0" calcext:value-type="float">
            <text:p>0</text:p>
          </table:table-cell>
          <table:table-cell/>
          <table:table-cell table:formula="of:=[.$L$1] * [.A4] + [.$L$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[.C5]" office:value-type="float" office:value="5" calcext:value-type="float">
            <text:p>5</text:p>
          </table:table-cell>
          <table:table-cell table:formula="of:=[.$C$1]" office:value-type="float" office:value="5" calcext:value-type="float">
            <text:p>5</text:p>
          </table:table-cell>
          <table:table-cell table:formula="of:=[.D4]+[.E5]" office:value-type="float" office:value="5" calcext:value-type="float">
            <text:p>5</text:p>
          </table:table-cell>
          <table:table-cell table:formula="of:=[.$C$1]" office:value-type="float" office:value="5" calcext:value-type="float">
            <text:p>5</text:p>
          </table:table-cell>
          <table:table-cell table:formula="of:=[.F4]+[.G5]" office:value-type="float" office:value="5" calcext:value-type="float">
            <text:p>5</text:p>
          </table:table-cell>
          <table:table-cell table:formula="of:=[.$C$1]" office:value-type="float" office:value="5" calcext:value-type="float">
            <text:p>5</text:p>
          </table:table-cell>
          <table:table-cell table:formula="of:=5*[.A5]" office:value-type="float" office:value="5" calcext:value-type="float">
            <text:p>5</text:p>
          </table:table-cell>
          <table:table-cell table:formula="of:=[.A5]*[.A5]/2+4.5*[.A5]" office:value-type="float" office:value="5" calcext:value-type="float">
            <text:p>5</text:p>
          </table:table-cell>
          <table:table-cell table:formula="of:=[.$C$1]*(POWER([.$G$1];[.A5])-1)/([.$G$1]-1)" office:value-type="float" office:value="5" calcext:value-type="float">
            <text:p>5</text:p>
          </table:table-cell>
          <table:table-cell/>
          <table:table-cell table:formula="of:=[.$L$1] * [.A5] + [.$L$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+[.C6]" office:value-type="float" office:value="10" calcext:value-type="float">
            <text:p>10</text:p>
          </table:table-cell>
          <table:table-cell table:formula="of:=[.$C$1]" office:value-type="float" office:value="5" calcext:value-type="float">
            <text:p>5</text:p>
          </table:table-cell>
          <table:table-cell table:formula="of:=[.D5]+[.E6]" office:value-type="float" office:value="11" calcext:value-type="float">
            <text:p>11</text:p>
          </table:table-cell>
          <table:table-cell table:formula="of:=[.E5]+[.$E$1]" office:value-type="float" office:value="6" calcext:value-type="float">
            <text:p>6</text:p>
          </table:table-cell>
          <table:table-cell table:formula="of:=[.F5]+[.G6]" office:value-type="float" office:value="11" calcext:value-type="float">
            <text:p>11</text:p>
          </table:table-cell>
          <table:table-cell table:formula="of:=[.G5]*[.$G$1]" office:value-type="float" office:value="6" calcext:value-type="float">
            <text:p>6</text:p>
          </table:table-cell>
          <table:table-cell table:formula="of:=5*[.A6]" office:value-type="float" office:value="10" calcext:value-type="float">
            <text:p>10</text:p>
          </table:table-cell>
          <table:table-cell table:formula="of:=[.A6]*[.A6]/2+4.5*[.A6]" office:value-type="float" office:value="11" calcext:value-type="float">
            <text:p>11</text:p>
          </table:table-cell>
          <table:table-cell table:formula="of:=[.$C$1]*(POWER([.$G$1];[.A6])-1)/([.$G$1]-1)" office:value-type="float" office:value="11" calcext:value-type="float">
            <text:p>11</text:p>
          </table:table-cell>
          <table:table-cell/>
          <table:table-cell table:formula="of:=[.$L$1] * [.A6] + [.$L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+[.C7]" office:value-type="float" office:value="15" calcext:value-type="float">
            <text:p>15</text:p>
          </table:table-cell>
          <table:table-cell table:formula="of:=[.$C$1]" office:value-type="float" office:value="5" calcext:value-type="float">
            <text:p>5</text:p>
          </table:table-cell>
          <table:table-cell table:formula="of:=[.D6]+[.E7]" office:value-type="float" office:value="18" calcext:value-type="float">
            <text:p>18</text:p>
          </table:table-cell>
          <table:table-cell table:formula="of:=[.E6]+[.$E$1]" office:value-type="float" office:value="7" calcext:value-type="float">
            <text:p>7</text:p>
          </table:table-cell>
          <table:table-cell table:formula="of:=[.F6]+[.G7]" office:value-type="float" office:value="18.2" calcext:value-type="float">
            <text:p>18.2</text:p>
          </table:table-cell>
          <table:table-cell table:formula="of:=[.G6]*[.$G$1]" office:value-type="float" office:value="7.2" calcext:value-type="float">
            <text:p>7.2</text:p>
          </table:table-cell>
          <table:table-cell table:formula="of:=5*[.A7]" office:value-type="float" office:value="15" calcext:value-type="float">
            <text:p>15</text:p>
          </table:table-cell>
          <table:table-cell table:formula="of:=[.A7]*[.A7]/2+4.5*[.A7]" office:value-type="float" office:value="18" calcext:value-type="float">
            <text:p>18</text:p>
          </table:table-cell>
          <table:table-cell table:formula="of:=[.$C$1]*(POWER([.$G$1];[.A7])-1)/([.$G$1]-1)" office:value-type="float" office:value="18.2" calcext:value-type="float">
            <text:p>18.2</text:p>
          </table:table-cell>
          <table:table-cell/>
          <table:table-cell table:formula="of:=[.$L$1] * [.A7] + [.$L$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+[.C8]" office:value-type="float" office:value="20" calcext:value-type="float">
            <text:p>20</text:p>
          </table:table-cell>
          <table:table-cell table:formula="of:=[.$C$1]" office:value-type="float" office:value="5" calcext:value-type="float">
            <text:p>5</text:p>
          </table:table-cell>
          <table:table-cell table:formula="of:=[.D7]+[.E8]" office:value-type="float" office:value="26" calcext:value-type="float">
            <text:p>26</text:p>
          </table:table-cell>
          <table:table-cell table:formula="of:=[.E7]+[.$E$1]" office:value-type="float" office:value="8" calcext:value-type="float">
            <text:p>8</text:p>
          </table:table-cell>
          <table:table-cell table:formula="of:=[.F7]+[.G8]" office:value-type="float" office:value="26.84" calcext:value-type="float">
            <text:p>26.84</text:p>
          </table:table-cell>
          <table:table-cell table:formula="of:=[.G7]*[.$G$1]" office:value-type="float" office:value="8.64" calcext:value-type="float">
            <text:p>8.64</text:p>
          </table:table-cell>
          <table:table-cell table:formula="of:=5*[.A8]" office:value-type="float" office:value="20" calcext:value-type="float">
            <text:p>20</text:p>
          </table:table-cell>
          <table:table-cell table:formula="of:=[.A8]*[.A8]/2+4.5*[.A8]" office:value-type="float" office:value="26" calcext:value-type="float">
            <text:p>26</text:p>
          </table:table-cell>
          <table:table-cell table:formula="of:=[.$C$1]*(POWER([.$G$1];[.A8])-1)/([.$G$1]-1)" office:value-type="float" office:value="26.84" calcext:value-type="float">
            <text:p>26.84</text:p>
          </table:table-cell>
          <table:table-cell/>
          <table:table-cell table:formula="of:=[.$L$1] * [.A8] + [.$L$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+[.C9]" office:value-type="float" office:value="25" calcext:value-type="float">
            <text:p>25</text:p>
          </table:table-cell>
          <table:table-cell table:formula="of:=[.$C$1]" office:value-type="float" office:value="5" calcext:value-type="float">
            <text:p>5</text:p>
          </table:table-cell>
          <table:table-cell table:formula="of:=[.D8]+[.E9]" office:value-type="float" office:value="35" calcext:value-type="float">
            <text:p>35</text:p>
          </table:table-cell>
          <table:table-cell table:formula="of:=[.E8]+[.$E$1]" office:value-type="float" office:value="9" calcext:value-type="float">
            <text:p>9</text:p>
          </table:table-cell>
          <table:table-cell table:formula="of:=[.F8]+[.G9]" office:value-type="float" office:value="37.208" calcext:value-type="float">
            <text:p>37.208</text:p>
          </table:table-cell>
          <table:table-cell table:formula="of:=[.G8]*[.$G$1]" office:value-type="float" office:value="10.368" calcext:value-type="float">
            <text:p>10.368</text:p>
          </table:table-cell>
          <table:table-cell table:formula="of:=5*[.A9]" office:value-type="float" office:value="25" calcext:value-type="float">
            <text:p>25</text:p>
          </table:table-cell>
          <table:table-cell table:formula="of:=[.A9]*[.A9]/2+4.5*[.A9]" office:value-type="float" office:value="35" calcext:value-type="float">
            <text:p>35</text:p>
          </table:table-cell>
          <table:table-cell table:formula="of:=[.$C$1]*(POWER([.$G$1];[.A9])-1)/([.$G$1]-1)" office:value-type="float" office:value="37.208" calcext:value-type="float">
            <text:p>37.208</text:p>
          </table:table-cell>
          <table:table-cell/>
          <table:table-cell table:formula="of:=[.$L$1] * [.A9] + [.$L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+[.C10]" office:value-type="float" office:value="30" calcext:value-type="float">
            <text:p>30</text:p>
          </table:table-cell>
          <table:table-cell table:formula="of:=[.$C$1]" office:value-type="float" office:value="5" calcext:value-type="float">
            <text:p>5</text:p>
          </table:table-cell>
          <table:table-cell table:formula="of:=[.D9]+[.E10]" office:value-type="float" office:value="45" calcext:value-type="float">
            <text:p>45</text:p>
          </table:table-cell>
          <table:table-cell table:formula="of:=[.E9]+[.$E$1]" office:value-type="float" office:value="10" calcext:value-type="float">
            <text:p>10</text:p>
          </table:table-cell>
          <table:table-cell table:formula="of:=[.F9]+[.G10]" office:value-type="float" office:value="49.6496" calcext:value-type="float">
            <text:p>49.6496</text:p>
          </table:table-cell>
          <table:table-cell table:formula="of:=[.G9]*[.$G$1]" office:value-type="float" office:value="12.4416" calcext:value-type="float">
            <text:p>12.4416</text:p>
          </table:table-cell>
          <table:table-cell table:formula="of:=5*[.A10]" office:value-type="float" office:value="30" calcext:value-type="float">
            <text:p>30</text:p>
          </table:table-cell>
          <table:table-cell table:formula="of:=[.A10]*[.A10]/2+4.5*[.A10]" office:value-type="float" office:value="45" calcext:value-type="float">
            <text:p>45</text:p>
          </table:table-cell>
          <table:table-cell table:formula="of:=[.$C$1]*(POWER([.$G$1];[.A10])-1)/([.$G$1]-1)" office:value-type="float" office:value="49.6496" calcext:value-type="float">
            <text:p>49.6496</text:p>
          </table:table-cell>
          <table:table-cell/>
          <table:table-cell table:formula="of:=[.$L$1] * [.A10] + [.$L$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+[.C11]" office:value-type="float" office:value="35" calcext:value-type="float">
            <text:p>35</text:p>
          </table:table-cell>
          <table:table-cell table:formula="of:=[.$C$1]" office:value-type="float" office:value="5" calcext:value-type="float">
            <text:p>5</text:p>
          </table:table-cell>
          <table:table-cell table:formula="of:=[.D10]+[.E11]" office:value-type="float" office:value="56" calcext:value-type="float">
            <text:p>56</text:p>
          </table:table-cell>
          <table:table-cell table:formula="of:=[.E10]+[.$E$1]" office:value-type="float" office:value="11" calcext:value-type="float">
            <text:p>11</text:p>
          </table:table-cell>
          <table:table-cell table:formula="of:=[.F10]+[.G11]" office:value-type="float" office:value="64.57952" calcext:value-type="float">
            <text:p>64.57952</text:p>
          </table:table-cell>
          <table:table-cell table:formula="of:=[.G10]*[.$G$1]" office:value-type="float" office:value="14.92992" calcext:value-type="float">
            <text:p>14.92992</text:p>
          </table:table-cell>
          <table:table-cell table:formula="of:=5*[.A11]" office:value-type="float" office:value="35" calcext:value-type="float">
            <text:p>35</text:p>
          </table:table-cell>
          <table:table-cell table:formula="of:=[.A11]*[.A11]/2+4.5*[.A11]" office:value-type="float" office:value="56" calcext:value-type="float">
            <text:p>56</text:p>
          </table:table-cell>
          <table:table-cell table:formula="of:=[.$C$1]*(POWER([.$G$1];[.A11])-1)/([.$G$1]-1)" office:value-type="float" office:value="64.57952" calcext:value-type="float">
            <text:p>64.57952</text:p>
          </table:table-cell>
          <table:table-cell/>
          <table:table-cell table:formula="of:=[.$L$1] * [.A11] + [.$L$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1]+[.C12]" office:value-type="float" office:value="40" calcext:value-type="float">
            <text:p>40</text:p>
          </table:table-cell>
          <table:table-cell table:formula="of:=[.$C$1]" office:value-type="float" office:value="5" calcext:value-type="float">
            <text:p>5</text:p>
          </table:table-cell>
          <table:table-cell table:formula="of:=[.D11]+[.E12]" office:value-type="float" office:value="68" calcext:value-type="float">
            <text:p>68</text:p>
          </table:table-cell>
          <table:table-cell table:formula="of:=[.E11]+[.$E$1]" office:value-type="float" office:value="12" calcext:value-type="float">
            <text:p>12</text:p>
          </table:table-cell>
          <table:table-cell table:formula="of:=[.F11]+[.G12]" office:value-type="float" office:value="82.495424" calcext:value-type="float">
            <text:p>82.495424</text:p>
          </table:table-cell>
          <table:table-cell table:formula="of:=[.G11]*[.$G$1]" office:value-type="float" office:value="17.915904" calcext:value-type="float">
            <text:p>17.915904</text:p>
          </table:table-cell>
          <table:table-cell table:formula="of:=5*[.A12]" office:value-type="float" office:value="40" calcext:value-type="float">
            <text:p>40</text:p>
          </table:table-cell>
          <table:table-cell table:formula="of:=[.A12]*[.A12]/2+4.5*[.A12]" office:value-type="float" office:value="68" calcext:value-type="float">
            <text:p>68</text:p>
          </table:table-cell>
          <table:table-cell table:formula="of:=[.$C$1]*(POWER([.$G$1];[.A12])-1)/([.$G$1]-1)" office:value-type="float" office:value="82.495424" calcext:value-type="float">
            <text:p>82.495424</text:p>
          </table:table-cell>
          <table:table-cell/>
          <table:table-cell table:formula="of:=[.$L$1] * [.A12] + [.$L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2]+[.C13]" office:value-type="float" office:value="45" calcext:value-type="float">
            <text:p>45</text:p>
          </table:table-cell>
          <table:table-cell table:formula="of:=[.$C$1]" office:value-type="float" office:value="5" calcext:value-type="float">
            <text:p>5</text:p>
          </table:table-cell>
          <table:table-cell table:formula="of:=[.D12]+[.E13]" office:value-type="float" office:value="81" calcext:value-type="float">
            <text:p>81</text:p>
          </table:table-cell>
          <table:table-cell table:formula="of:=[.E12]+[.$E$1]" office:value-type="float" office:value="13" calcext:value-type="float">
            <text:p>13</text:p>
          </table:table-cell>
          <table:table-cell table:formula="of:=[.F12]+[.G13]" office:value-type="float" office:value="103.9945088" calcext:value-type="float">
            <text:p>103.9945088</text:p>
          </table:table-cell>
          <table:table-cell table:formula="of:=[.G12]*[.$G$1]" office:value-type="float" office:value="21.4990848" calcext:value-type="float">
            <text:p>21.4990848</text:p>
          </table:table-cell>
          <table:table-cell table:formula="of:=5*[.A13]" office:value-type="float" office:value="45" calcext:value-type="float">
            <text:p>45</text:p>
          </table:table-cell>
          <table:table-cell table:formula="of:=[.A13]*[.A13]/2+4.5*[.A13]" office:value-type="float" office:value="81" calcext:value-type="float">
            <text:p>81</text:p>
          </table:table-cell>
          <table:table-cell table:formula="of:=[.$C$1]*(POWER([.$G$1];[.A13])-1)/([.$G$1]-1)" office:value-type="float" office:value="103.9945088" calcext:value-type="float">
            <text:p>103.9945088</text:p>
          </table:table-cell>
          <table:table-cell/>
          <table:table-cell table:formula="of:=[.$L$1] * [.A13] + [.$L$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3]+[.C14]" office:value-type="float" office:value="50" calcext:value-type="float">
            <text:p>50</text:p>
          </table:table-cell>
          <table:table-cell table:formula="of:=[.$C$1]" office:value-type="float" office:value="5" calcext:value-type="float">
            <text:p>5</text:p>
          </table:table-cell>
          <table:table-cell table:formula="of:=[.D13]+[.E14]" office:value-type="float" office:value="95" calcext:value-type="float">
            <text:p>95</text:p>
          </table:table-cell>
          <table:table-cell table:formula="of:=[.E13]+[.$E$1]" office:value-type="float" office:value="14" calcext:value-type="float">
            <text:p>14</text:p>
          </table:table-cell>
          <table:table-cell table:formula="of:=[.F13]+[.G14]" office:value-type="float" office:value="129.79341056" calcext:value-type="float">
            <text:p>129.79341056</text:p>
          </table:table-cell>
          <table:table-cell table:formula="of:=[.G13]*[.$G$1]" office:value-type="float" office:value="25.79890176" calcext:value-type="float">
            <text:p>25.79890176</text:p>
          </table:table-cell>
          <table:table-cell table:formula="of:=5*[.A14]" office:value-type="float" office:value="50" calcext:value-type="float">
            <text:p>50</text:p>
          </table:table-cell>
          <table:table-cell table:formula="of:=[.A14]*[.A14]/2+4.5*[.A14]" office:value-type="float" office:value="95" calcext:value-type="float">
            <text:p>95</text:p>
          </table:table-cell>
          <table:table-cell table:formula="of:=[.$C$1]*(POWER([.$G$1];[.A14])-1)/([.$G$1]-1)" office:value-type="float" office:value="129.79341056" calcext:value-type="float">
            <text:p>129.79341056</text:p>
          </table:table-cell>
          <table:table-cell/>
          <table:table-cell table:formula="of:=[.$L$1] * [.A14] + [.$L$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4]+[.C15]" office:value-type="float" office:value="55" calcext:value-type="float">
            <text:p>55</text:p>
          </table:table-cell>
          <table:table-cell table:formula="of:=[.$C$1]" office:value-type="float" office:value="5" calcext:value-type="float">
            <text:p>5</text:p>
          </table:table-cell>
          <table:table-cell table:formula="of:=[.D14]+[.E15]" office:value-type="float" office:value="110" calcext:value-type="float">
            <text:p>110</text:p>
          </table:table-cell>
          <table:table-cell table:formula="of:=[.E14]+[.$E$1]" office:value-type="float" office:value="15" calcext:value-type="float">
            <text:p>15</text:p>
          </table:table-cell>
          <table:table-cell table:formula="of:=[.F14]+[.G15]" office:value-type="float" office:value="160.752092672" calcext:value-type="float">
            <text:p>160.752092672</text:p>
          </table:table-cell>
          <table:table-cell table:formula="of:=[.G14]*[.$G$1]" office:value-type="float" office:value="30.958682112" calcext:value-type="float">
            <text:p>30.958682112</text:p>
          </table:table-cell>
          <table:table-cell table:formula="of:=5*[.A15]" office:value-type="float" office:value="55" calcext:value-type="float">
            <text:p>55</text:p>
          </table:table-cell>
          <table:table-cell table:formula="of:=[.A15]*[.A15]/2+4.5*[.A15]" office:value-type="float" office:value="110" calcext:value-type="float">
            <text:p>110</text:p>
          </table:table-cell>
          <table:table-cell table:formula="of:=[.$C$1]*(POWER([.$G$1];[.A15])-1)/([.$G$1]-1)" office:value-type="float" office:value="160.752092672" calcext:value-type="float">
            <text:p>160.752092672</text:p>
          </table:table-cell>
          <table:table-cell/>
          <table:table-cell table:formula="of:=[.$L$1] * [.A15] + [.$L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5]+[.C16]" office:value-type="float" office:value="60" calcext:value-type="float">
            <text:p>60</text:p>
          </table:table-cell>
          <table:table-cell table:formula="of:=[.$C$1]" office:value-type="float" office:value="5" calcext:value-type="float">
            <text:p>5</text:p>
          </table:table-cell>
          <table:table-cell table:formula="of:=[.D15]+[.E16]" office:value-type="float" office:value="126" calcext:value-type="float">
            <text:p>126</text:p>
          </table:table-cell>
          <table:table-cell table:formula="of:=[.E15]+[.$E$1]" office:value-type="float" office:value="16" calcext:value-type="float">
            <text:p>16</text:p>
          </table:table-cell>
          <table:table-cell table:formula="of:=[.F15]+[.G16]" office:value-type="float" office:value="197.9025112064" calcext:value-type="float">
            <text:p>197.9025112064</text:p>
          </table:table-cell>
          <table:table-cell table:formula="of:=[.G15]*[.$G$1]" office:value-type="float" office:value="37.1504185344" calcext:value-type="float">
            <text:p>37.1504185344</text:p>
          </table:table-cell>
          <table:table-cell table:formula="of:=5*[.A16]" office:value-type="float" office:value="60" calcext:value-type="float">
            <text:p>60</text:p>
          </table:table-cell>
          <table:table-cell table:formula="of:=[.A16]*[.A16]/2+4.5*[.A16]" office:value-type="float" office:value="126" calcext:value-type="float">
            <text:p>126</text:p>
          </table:table-cell>
          <table:table-cell table:formula="of:=[.$C$1]*(POWER([.$G$1];[.A16])-1)/([.$G$1]-1)" office:value-type="float" office:value="197.9025112064" calcext:value-type="float">
            <text:p>197.9025112064</text:p>
          </table:table-cell>
          <table:table-cell/>
          <table:table-cell table:formula="of:=[.$L$1] * [.A16] + [.$L$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6]+[.C17]" office:value-type="float" office:value="65" calcext:value-type="float">
            <text:p>65</text:p>
          </table:table-cell>
          <table:table-cell table:formula="of:=[.$C$1]" office:value-type="float" office:value="5" calcext:value-type="float">
            <text:p>5</text:p>
          </table:table-cell>
          <table:table-cell table:formula="of:=[.D16]+[.E17]" office:value-type="float" office:value="143" calcext:value-type="float">
            <text:p>143</text:p>
          </table:table-cell>
          <table:table-cell table:formula="of:=[.E16]+[.$E$1]" office:value-type="float" office:value="17" calcext:value-type="float">
            <text:p>17</text:p>
          </table:table-cell>
          <table:table-cell table:formula="of:=[.F16]+[.G17]" office:value-type="float" office:value="242.48301344768" calcext:value-type="float">
            <text:p>242.48301344768</text:p>
          </table:table-cell>
          <table:table-cell table:formula="of:=[.G16]*[.$G$1]" office:value-type="float" office:value="44.58050224128" calcext:value-type="float">
            <text:p>44.58050224128</text:p>
          </table:table-cell>
          <table:table-cell table:formula="of:=5*[.A17]" office:value-type="float" office:value="65" calcext:value-type="float">
            <text:p>65</text:p>
          </table:table-cell>
          <table:table-cell table:formula="of:=[.A17]*[.A17]/2+4.5*[.A17]" office:value-type="float" office:value="143" calcext:value-type="float">
            <text:p>143</text:p>
          </table:table-cell>
          <table:table-cell table:formula="of:=[.$C$1]*(POWER([.$G$1];[.A17])-1)/([.$G$1]-1)" office:value-type="float" office:value="242.48301344768" calcext:value-type="float">
            <text:p>242.48301344768</text:p>
          </table:table-cell>
          <table:table-cell/>
          <table:table-cell table:formula="of:=[.$L$1] * [.A17] + [.$L$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7]+[.C18]" office:value-type="float" office:value="70" calcext:value-type="float">
            <text:p>70</text:p>
          </table:table-cell>
          <table:table-cell table:formula="of:=[.$C$1]" office:value-type="float" office:value="5" calcext:value-type="float">
            <text:p>5</text:p>
          </table:table-cell>
          <table:table-cell table:formula="of:=[.D17]+[.E18]" office:value-type="float" office:value="161" calcext:value-type="float">
            <text:p>161</text:p>
          </table:table-cell>
          <table:table-cell table:formula="of:=[.E17]+[.$E$1]" office:value-type="float" office:value="18" calcext:value-type="float">
            <text:p>18</text:p>
          </table:table-cell>
          <table:table-cell table:formula="of:=[.F17]+[.G18]" office:value-type="float" office:value="295.979616137216" calcext:value-type="float">
            <text:p>295.979616137216</text:p>
          </table:table-cell>
          <table:table-cell table:formula="of:=[.G17]*[.$G$1]" office:value-type="float" office:value="53.496602689536" calcext:value-type="float">
            <text:p>53.496602689536</text:p>
          </table:table-cell>
          <table:table-cell table:formula="of:=5*[.A18]" office:value-type="float" office:value="70" calcext:value-type="float">
            <text:p>70</text:p>
          </table:table-cell>
          <table:table-cell table:formula="of:=[.A18]*[.A18]/2+4.5*[.A18]" office:value-type="float" office:value="161" calcext:value-type="float">
            <text:p>161</text:p>
          </table:table-cell>
          <table:table-cell table:formula="of:=[.$C$1]*(POWER([.$G$1];[.A18])-1)/([.$G$1]-1)" office:value-type="float" office:value="295.979616137216" calcext:value-type="float">
            <text:p>295.979616137216</text:p>
          </table:table-cell>
          <table:table-cell/>
          <table:table-cell table:formula="of:=[.$L$1] * [.A18] + [.$L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8]+[.C19]" office:value-type="float" office:value="75" calcext:value-type="float">
            <text:p>75</text:p>
          </table:table-cell>
          <table:table-cell table:formula="of:=[.$C$1]" office:value-type="float" office:value="5" calcext:value-type="float">
            <text:p>5</text:p>
          </table:table-cell>
          <table:table-cell table:formula="of:=[.D18]+[.E19]" office:value-type="float" office:value="180" calcext:value-type="float">
            <text:p>180</text:p>
          </table:table-cell>
          <table:table-cell table:formula="of:=[.E18]+[.$E$1]" office:value-type="float" office:value="19" calcext:value-type="float">
            <text:p>19</text:p>
          </table:table-cell>
          <table:table-cell table:formula="of:=[.F18]+[.G19]" office:value-type="float" office:value="360.175539364659" calcext:value-type="float">
            <text:p>360.175539364659</text:p>
          </table:table-cell>
          <table:table-cell table:formula="of:=[.G18]*[.$G$1]" office:value-type="float" office:value="64.1959232274432" calcext:value-type="float">
            <text:p>64.1959232274432</text:p>
          </table:table-cell>
          <table:table-cell table:formula="of:=5*[.A19]" office:value-type="float" office:value="75" calcext:value-type="float">
            <text:p>75</text:p>
          </table:table-cell>
          <table:table-cell table:formula="of:=[.A19]*[.A19]/2+4.5*[.A19]" office:value-type="float" office:value="180" calcext:value-type="float">
            <text:p>180</text:p>
          </table:table-cell>
          <table:table-cell table:formula="of:=[.$C$1]*(POWER([.$G$1];[.A19])-1)/([.$G$1]-1)" office:value-type="float" office:value="360.175539364659" calcext:value-type="float">
            <text:p>360.175539364659</text:p>
          </table:table-cell>
          <table:table-cell/>
          <table:table-cell table:formula="of:=[.$L$1] * [.A19] + [.$L$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9]+[.C20]" office:value-type="float" office:value="80" calcext:value-type="float">
            <text:p>80</text:p>
          </table:table-cell>
          <table:table-cell table:formula="of:=[.$C$1]" office:value-type="float" office:value="5" calcext:value-type="float">
            <text:p>5</text:p>
          </table:table-cell>
          <table:table-cell table:formula="of:=[.D19]+[.E20]" office:value-type="float" office:value="200" calcext:value-type="float">
            <text:p>200</text:p>
          </table:table-cell>
          <table:table-cell table:formula="of:=[.E19]+[.$E$1]" office:value-type="float" office:value="20" calcext:value-type="float">
            <text:p>20</text:p>
          </table:table-cell>
          <table:table-cell table:formula="of:=[.F19]+[.G20]" office:value-type="float" office:value="437.210647237591" calcext:value-type="float">
            <text:p>437.210647237591</text:p>
          </table:table-cell>
          <table:table-cell table:formula="of:=[.G19]*[.$G$1]" office:value-type="float" office:value="77.0351078729318" calcext:value-type="float">
            <text:p>77.0351078729318</text:p>
          </table:table-cell>
          <table:table-cell table:formula="of:=5*[.A20]" office:value-type="float" office:value="80" calcext:value-type="float">
            <text:p>80</text:p>
          </table:table-cell>
          <table:table-cell table:formula="of:=[.A20]*[.A20]/2+4.5*[.A20]" office:value-type="float" office:value="200" calcext:value-type="float">
            <text:p>200</text:p>
          </table:table-cell>
          <table:table-cell table:formula="of:=[.$C$1]*(POWER([.$G$1];[.A20])-1)/([.$G$1]-1)" office:value-type="float" office:value="437.210647237591" calcext:value-type="float">
            <text:p>437.210647237591</text:p>
          </table:table-cell>
          <table:table-cell/>
          <table:table-cell table:formula="of:=[.$L$1] * [.A20] + [.$L$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0]+[.C21]" office:value-type="float" office:value="85" calcext:value-type="float">
            <text:p>85</text:p>
          </table:table-cell>
          <table:table-cell table:formula="of:=[.$C$1]" office:value-type="float" office:value="5" calcext:value-type="float">
            <text:p>5</text:p>
          </table:table-cell>
          <table:table-cell table:formula="of:=[.D20]+[.E21]" office:value-type="float" office:value="221" calcext:value-type="float">
            <text:p>221</text:p>
          </table:table-cell>
          <table:table-cell table:formula="of:=[.E20]+[.$E$1]" office:value-type="float" office:value="21" calcext:value-type="float">
            <text:p>21</text:p>
          </table:table-cell>
          <table:table-cell table:formula="of:=[.F20]+[.G21]" office:value-type="float" office:value="529.652776685109" calcext:value-type="float">
            <text:p>529.652776685109</text:p>
          </table:table-cell>
          <table:table-cell table:formula="of:=[.G20]*[.$G$1]" office:value-type="float" office:value="92.4421294475182" calcext:value-type="float">
            <text:p>92.4421294475182</text:p>
          </table:table-cell>
          <table:table-cell table:formula="of:=5*[.A21]" office:value-type="float" office:value="85" calcext:value-type="float">
            <text:p>85</text:p>
          </table:table-cell>
          <table:table-cell table:formula="of:=[.A21]*[.A21]/2+4.5*[.A21]" office:value-type="float" office:value="221" calcext:value-type="float">
            <text:p>221</text:p>
          </table:table-cell>
          <table:table-cell table:formula="of:=[.$C$1]*(POWER([.$G$1];[.A21])-1)/([.$G$1]-1)" office:value-type="float" office:value="529.652776685109" calcext:value-type="float">
            <text:p>529.652776685109</text:p>
          </table:table-cell>
          <table:table-cell/>
          <table:table-cell table:formula="of:=[.$L$1] * [.A21] + [.$L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1]+[.C22]" office:value-type="float" office:value="90" calcext:value-type="float">
            <text:p>90</text:p>
          </table:table-cell>
          <table:table-cell table:formula="of:=[.$C$1]" office:value-type="float" office:value="5" calcext:value-type="float">
            <text:p>5</text:p>
          </table:table-cell>
          <table:table-cell table:formula="of:=[.D21]+[.E22]" office:value-type="float" office:value="243" calcext:value-type="float">
            <text:p>243</text:p>
          </table:table-cell>
          <table:table-cell table:formula="of:=[.E21]+[.$E$1]" office:value-type="float" office:value="22" calcext:value-type="float">
            <text:p>22</text:p>
          </table:table-cell>
          <table:table-cell table:formula="of:=[.F21]+[.G22]" office:value-type="float" office:value="640.583332022131" calcext:value-type="float">
            <text:p>640.583332022131</text:p>
          </table:table-cell>
          <table:table-cell table:formula="of:=[.G21]*[.$G$1]" office:value-type="float" office:value="110.930555337022" calcext:value-type="float">
            <text:p>110.930555337022</text:p>
          </table:table-cell>
          <table:table-cell table:formula="of:=5*[.A22]" office:value-type="float" office:value="90" calcext:value-type="float">
            <text:p>90</text:p>
          </table:table-cell>
          <table:table-cell table:formula="of:=[.A22]*[.A22]/2+4.5*[.A22]" office:value-type="float" office:value="243" calcext:value-type="float">
            <text:p>243</text:p>
          </table:table-cell>
          <table:table-cell table:formula="of:=[.$C$1]*(POWER([.$G$1];[.A22])-1)/([.$G$1]-1)" office:value-type="float" office:value="640.583332022131" calcext:value-type="float">
            <text:p>640.583332022131</text:p>
          </table:table-cell>
          <table:table-cell/>
          <table:table-cell table:formula="of:=[.$L$1] * [.A22] + [.$L$2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2]+[.C23]" office:value-type="float" office:value="95" calcext:value-type="float">
            <text:p>95</text:p>
          </table:table-cell>
          <table:table-cell table:formula="of:=[.$C$1]" office:value-type="float" office:value="5" calcext:value-type="float">
            <text:p>5</text:p>
          </table:table-cell>
          <table:table-cell table:formula="of:=[.D22]+[.E23]" office:value-type="float" office:value="266" calcext:value-type="float">
            <text:p>266</text:p>
          </table:table-cell>
          <table:table-cell table:formula="of:=[.E22]+[.$E$1]" office:value-type="float" office:value="23" calcext:value-type="float">
            <text:p>23</text:p>
          </table:table-cell>
          <table:table-cell table:formula="of:=[.F22]+[.G23]" office:value-type="float" office:value="773.699998426557" calcext:value-type="float">
            <text:p>773.699998426557</text:p>
          </table:table-cell>
          <table:table-cell table:formula="of:=[.G22]*[.$G$1]" office:value-type="float" office:value="133.116666404426" calcext:value-type="float">
            <text:p>133.116666404426</text:p>
          </table:table-cell>
          <table:table-cell table:formula="of:=5*[.A23]" office:value-type="float" office:value="95" calcext:value-type="float">
            <text:p>95</text:p>
          </table:table-cell>
          <table:table-cell table:formula="of:=[.A23]*[.A23]/2+4.5*[.A23]" office:value-type="float" office:value="266" calcext:value-type="float">
            <text:p>266</text:p>
          </table:table-cell>
          <table:table-cell table:formula="of:=[.$C$1]*(POWER([.$G$1];[.A23])-1)/([.$G$1]-1)" office:value-type="float" office:value="773.699998426557" calcext:value-type="float">
            <text:p>773.699998426557</text:p>
          </table:table-cell>
          <table:table-cell/>
          <table:table-cell table:formula="of:=[.$L$1] * [.A23] + [.$L$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[.B23]+[.C24]" office:value-type="float" office:value="100" calcext:value-type="float">
            <text:p>100</text:p>
          </table:table-cell>
          <table:table-cell table:style-name="ce8" table:formula="of:=[.$C$1]" office:value-type="float" office:value="5" calcext:value-type="float">
            <text:p>5</text:p>
          </table:table-cell>
          <table:table-cell table:style-name="ce5" table:formula="of:=[.D23]+[.E24]" office:value-type="float" office:value="290" calcext:value-type="float">
            <text:p>290</text:p>
          </table:table-cell>
          <table:table-cell table:style-name="ce8" table:formula="of:=[.E23]+[.$E$1]" office:value-type="float" office:value="24" calcext:value-type="float">
            <text:p>24</text:p>
          </table:table-cell>
          <table:table-cell table:style-name="ce5" table:formula="of:=[.F23]+[.G24]" office:value-type="float" office:value="933.439998111868" calcext:value-type="float">
            <text:p>933.439998111868</text:p>
          </table:table-cell>
          <table:table-cell table:style-name="ce8" table:formula="of:=[.G23]*[.$G$1]" office:value-type="float" office:value="159.739999685311" calcext:value-type="float">
            <text:p>159.739999685311</text:p>
          </table:table-cell>
          <table:table-cell table:formula="of:=5*[.A24]" office:value-type="float" office:value="100" calcext:value-type="float">
            <text:p>100</text:p>
          </table:table-cell>
          <table:table-cell table:formula="of:=[.A24]*[.A24]/2+4.5*[.A24]" office:value-type="float" office:value="290" calcext:value-type="float">
            <text:p>290</text:p>
          </table:table-cell>
          <table:table-cell table:formula="of:=[.$C$1]*(POWER([.$G$1];[.A24])-1)/([.$G$1]-1)" office:value-type="float" office:value="933.439998111868" calcext:value-type="float">
            <text:p>933.439998111868</text:p>
          </table:table-cell>
          <table:table-cell/>
          <table:table-cell table:formula="of:=[.$L$1] * [.A24] + [.$L$2]" office:value-type="float" office:value="25" calcext:value-type="float">
            <text:p>2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/>
          <table:table-cell table:style-name="ce9" table:formula="of:=SUM([.C5:.C25])" office:value-type="float" office:value="100" calcext:value-type="float">
            <text:p>100</text:p>
          </table:table-cell>
          <table:table-cell table:style-name="ce1"/>
          <table:table-cell table:style-name="ce9" table:formula="of:=SUM([.E5:.E25])" office:value-type="float" office:value="290" calcext:value-type="float">
            <text:p>290</text:p>
          </table:table-cell>
          <table:table-cell table:style-name="ce1"/>
          <table:table-cell table:style-name="ce9" table:formula="of:=SUM([.G5:.G25])" office:value-type="float" office:value="933.439998111868" calcext:value-type="float">
            <text:p>933.439998111868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formula="of:=5*[.A31]" office:value-type="float" office:value="500" calcext:value-type="float">
            <text:p>500</text:p>
          </table:table-cell>
          <table:table-cell table:formula="of:=[.A31]*[.A31]/2+4.5*[.A31]" office:value-type="float" office:value="5450" calcext:value-type="float">
            <text:p>5450</text:p>
          </table:table-cell>
          <table:table-cell table:formula="of:=[.$C$1]*(POWER([.$G$1];[.A31])-1)/([.$G$1]-1)" office:value-type="float" office:value="2070449338.05036" calcext:value-type="float">
            <text:p>2070449338.05036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sumx</text:p>
          </table:table-cell>
          <table:table-cell office:value-type="string" calcext:value-type="string">
            <text:p>sumx2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A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A4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A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A6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A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A8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A9]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A10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A11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A1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A13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A14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[.A15]"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[.A16]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[.A17]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[.A18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[.A19]"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[.A20]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[.A21]"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[.A22]" office:value-type="float" office:value="400" calcext:value-type="float">
            <text:p>400</text:p>
          </table:table-cell>
          <table:table-cell table:formula="of:=SUM([.B2:.B22])" office:value-type="float" office:value="2870" calcext:value-type="float">
            <text:p>2870</text:p>
          </table:table-cell>
          <table:table-cell table:formula="of:=SUM([.A2:.A22])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[.A23]" office:value-type="float" office:value="441" calcext:value-type="float">
            <text:p>441</text:p>
          </table:table-cell>
          <table:table-cell table:formula="of:=SUM([.B3:.B23])" office:value-type="float" office:value="3311" calcext:value-type="float">
            <text:p>3311</text:p>
          </table:table-cell>
          <table:table-cell table:formula="of:=SUM([.A3:.A23])"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[.A24]" office:value-type="float" office:value="484" calcext:value-type="float">
            <text:p>484</text:p>
          </table:table-cell>
          <table:table-cell table:formula="of:=SUM([.B4:.B24])" office:value-type="float" office:value="3794" calcext:value-type="float">
            <text:p>3794</text:p>
          </table:table-cell>
          <table:table-cell table:formula="of:=SUM([.A4:.A24])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[.A25]" office:value-type="float" office:value="529" calcext:value-type="float">
            <text:p>529</text:p>
          </table:table-cell>
          <table:table-cell table:formula="of:=SUM([.B5:.B25])" office:value-type="float" office:value="4319" calcext:value-type="float">
            <text:p>4319</text:p>
          </table:table-cell>
          <table:table-cell table:formula="of:=SUM([.A5:.A25])"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[.A26]" office:value-type="float" office:value="576" calcext:value-type="float">
            <text:p>576</text:p>
          </table:table-cell>
          <table:table-cell table:formula="of:=SUM([.B6:.B26])" office:value-type="float" office:value="4886" calcext:value-type="float">
            <text:p>4886</text:p>
          </table:table-cell>
          <table:table-cell table:formula="of:=SUM([.A6:.A26])"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[.A27]" office:value-type="float" office:value="625" calcext:value-type="float">
            <text:p>625</text:p>
          </table:table-cell>
          <table:table-cell table:formula="of:=SUM([.B7:.B27])" office:value-type="float" office:value="5495" calcext:value-type="float">
            <text:p>5495</text:p>
          </table:table-cell>
          <table:table-cell table:formula="of:=SUM([.A7:.A27])"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[.A28]" office:value-type="float" office:value="676" calcext:value-type="float">
            <text:p>676</text:p>
          </table:table-cell>
          <table:table-cell table:formula="of:=SUM([.B8:.B28])" office:value-type="float" office:value="6146" calcext:value-type="float">
            <text:p>6146</text:p>
          </table:table-cell>
          <table:table-cell table:formula="of:=SUM([.A8:.A28])"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[.A29]" office:value-type="float" office:value="729" calcext:value-type="float">
            <text:p>729</text:p>
          </table:table-cell>
          <table:table-cell table:formula="of:=SUM([.B9:.B29])" office:value-type="float" office:value="6839" calcext:value-type="float">
            <text:p>6839</text:p>
          </table:table-cell>
          <table:table-cell table:formula="of:=SUM([.A9:.A29])" office:value-type="float" office:value="357" calcext:value-type="float">
            <text:p>357</text:p>
          </table:table-cell>
          <table:table-cell table:formula="of:=[.C29]/20" office:value-type="float" office:value="341.95" calcext:value-type="float">
            <text:p>341.95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[.A30]" office:value-type="float" office:value="784" calcext:value-type="float">
            <text:p>784</text:p>
          </table:table-cell>
          <table:table-cell table:formula="of:=SUM([.B10:.B30])" office:value-type="float" office:value="7574" calcext:value-type="float">
            <text:p>7574</text:p>
          </table:table-cell>
          <table:table-cell table:formula="of:=SUM([.A10:.A30])"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[.A31]" office:value-type="float" office:value="841" calcext:value-type="float">
            <text:p>841</text:p>
          </table:table-cell>
          <table:table-cell table:formula="of:=SUM([.B11:.B31])" office:value-type="float" office:value="8351" calcext:value-type="float">
            <text:p>8351</text:p>
          </table:table-cell>
          <table:table-cell table:formula="of:=SUM([.A11:.A31])"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[.A32]" office:value-type="float" office:value="900" calcext:value-type="float">
            <text:p>900</text:p>
          </table:table-cell>
          <table:table-cell table:formula="of:=SUM([.B12:.B32])" office:value-type="float" office:value="9170" calcext:value-type="float">
            <text:p>9170</text:p>
          </table:table-cell>
          <table:table-cell table:formula="of:=SUM([.A12:.A32])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[.A33]" office:value-type="float" office:value="961" calcext:value-type="float">
            <text:p>961</text:p>
          </table:table-cell>
          <table:table-cell table:formula="of:=SUM([.B13:.B33])" office:value-type="float" office:value="10031" calcext:value-type="float">
            <text:p>10031</text:p>
          </table:table-cell>
          <table:table-cell table:formula="of:=SUM([.A13:.A33])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[.A34]" office:value-type="float" office:value="1024" calcext:value-type="float">
            <text:p>1024</text:p>
          </table:table-cell>
          <table:table-cell table:formula="of:=SUM([.B14:.B34])" office:value-type="float" office:value="10934" calcext:value-type="float">
            <text:p>10934</text:p>
          </table:table-cell>
          <table:table-cell table:formula="of:=SUM([.A14:.A34])"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[.A35]"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[.A36]"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[.A37]"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[.A38]"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[.A39]"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[.A40]"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[.A41]"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[.A42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[.A43]"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[.A44]"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[.A45]"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[.A46]"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[.A47]"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[.A48]"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[.A49]"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[.A50]"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[.A51]"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[.A52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[.A53]"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[.A54]"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[.A55]"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[.A56]"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[.A57]"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[.A58]"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[.A59]"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[.A60]"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[.A61]"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[.A62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[.A63]"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[.A64]"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[.A65]"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[.A66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[.A67]"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[.A68]"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[.A69]"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[.A70]"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[.A71]"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[.A72]"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[.A73]"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[.A74]"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[.A75]"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[.A76]"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[.A77]"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[.A78]"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[.A79]"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[.A80]"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[.A81]"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[.A82]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[.A83]"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[.A84]"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[.A85]" office:value-type="float" office:value="6889" calcext:value-type="float">
            <text:p>68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1:18:42.114846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8:30:05.951720888</meta:creation-date>
    <dc:date>2019-02-07T14:07:25.217344375</dc:date>
    <meta:editing-duration>PT53M52S</meta:editing-duration>
    <meta:editing-cycles>4</meta:editing-cycles>
    <meta:generator>LibreOffice/6.0.7.3$Linux_X86_64 LibreOffice_project/00m0$Build-3</meta:generator>
    <meta:document-statistic meta:table-count="2" meta:cell-count="4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line" chart:style-name="ch1">
        <chart:legend chart:legend-position="end" svg:x="13.08cm" svg:y="3.665cm" style:legend-expansion="high" chart:style-name="ch2"/>
        <chart:plot-area chart:style-name="ch3" table:cell-range-address="Sheet1.B4:Sheet1.B24 Sheet1.D4:Sheet1.D24 Sheet1.F4:Sheet1.F24" svg:x="0.319cm" svg:y="0.179cm" svg:width="12.442cm" svg:height="8.618cm">
          <chartooo:coordinate-region svg:x="1.15cm" svg:y="0.387cm" svg:width="11.223cm" svg:height="7.7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4" chart:class="chart:line">
            <chart:data-point chart:repeated="21"/>
          </chart:series>
          <chart:series chart:style-name="ch7" chart:values-cell-range-address="Sheet1.D4:Sheet1.D24" chart:class="chart:line">
            <chart:data-point chart:repeated="21"/>
          </chart:series>
          <chart:series chart:style-name="ch8" chart:values-cell-range-address="Sheet1.F4:Sheet1.F24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24</svg:desc>
                </draw:g>
              </table:table-cell>
              <table:table-cell office:value-type="float" office:value="0">
                <text:p>0</text:p>
                <draw:g>
                  <svg:desc>Sheet1.D4:Sheet1.D24</svg:desc>
                </draw:g>
              </table:table-cell>
              <table:table-cell office:value-type="float" office:value="0">
                <text:p>0</text:p>
                <draw:g>
                  <svg:desc>Sheet1.F4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37.208">
                <text:p>37.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49.6496">
                <text:p>49.6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64.57952">
                <text:p>64.57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82.495424">
                <text:p>82.495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81">
                <text:p>81</text:p>
              </table:table-cell>
              <table:table-cell office:value-type="float" office:value="103.9945088">
                <text:p>103.994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  <table:table-cell office:value-type="float" office:value="129.79341056">
                <text:p>129.7934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60.752092672">
                <text:p>160.75209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26">
                <text:p>126</text:p>
              </table:table-cell>
              <table:table-cell office:value-type="float" office:value="197.9025112064">
                <text:p>197.9025112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43">
                <text:p>143</text:p>
              </table:table-cell>
              <table:table-cell office:value-type="float" office:value="242.48301344768">
                <text:p>242.48301344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61">
                <text:p>161</text:p>
              </table:table-cell>
              <table:table-cell office:value-type="float" office:value="295.979616137216">
                <text:p>295.979616137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360.175539364659">
                <text:p>360.1755393646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437.210647237591">
                <text:p>437.210647237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21">
                <text:p>221</text:p>
              </table:table-cell>
              <table:table-cell office:value-type="float" office:value="529.652776685109">
                <text:p>529.652776685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3">
                <text:p>243</text:p>
              </table:table-cell>
              <table:table-cell office:value-type="float" office:value="640.583332022131">
                <text:p>640.5833320221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66">
                <text:p>266</text:p>
              </table:table-cell>
              <table:table-cell office:value-type="float" office:value="773.699998426557">
                <text:p>773.699998426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90">
                <text:p>290</text:p>
              </table:table-cell>
              <table:table-cell office:value-type="float" office:value="933.439998111868">
                <text:p>933.439998111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356cm" svg:height="7.283cm" xlink:href=".." xlink:type="simple" chart:class="chart:line" chart:style-name="ch1">
        <chart:legend chart:legend-position="end" svg:x="13.411cm" svg:y="2.818cm" style:legend-expansion="high" chart:style-name="ch2"/>
        <chart:plot-area chart:style-name="ch3" table:cell-range-address="Sheet1.C4:Sheet1.C24 Sheet1.E5:Sheet1.E24 Sheet1.G5:Sheet1.G24" svg:x="0.327cm" svg:y="0.145cm" svg:width="12.757cm" svg:height="6.993cm">
          <chartooo:coordinate-region svg:x="0.965cm" svg:y="0.354cm" svg:width="11.731cm" svg:height="6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4" chart:class="chart:line">
            <chart:data-point chart:repeated="21"/>
          </chart:series>
          <chart:series chart:style-name="ch7" chart:values-cell-range-address="Sheet1.E5:Sheet1.E24" chart:class="chart:line">
            <chart:data-point chart:repeated="20"/>
          </chart:series>
          <chart:series chart:style-name="ch8" chart:values-cell-range-address="Sheet1.G5:Sheet1.G24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C4:Sheet1.C24</svg:desc>
                </draw:g>
              </table:table-cell>
              <table:table-cell office:value-type="float" office:value="5">
                <text:p>5</text:p>
                <draw:g>
                  <svg:desc>Sheet1.E5:Sheet1.E24</svg:desc>
                </draw:g>
              </table:table-cell>
              <table:table-cell office:value-type="float" office:value="5">
                <text:p>5</text:p>
                <draw:g>
                  <svg:desc>Sheet1.G5:Sheet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.368">
                <text:p>10.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2.4416">
                <text:p>12.4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4.92992">
                <text:p>14.92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7.915904">
                <text:p>17.915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1.4990848">
                <text:p>21.4990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5.79890176">
                <text:p>25.79890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0.958682112">
                <text:p>30.958682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7.1504185344">
                <text:p>37.1504185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44.58050224128">
                <text:p>44.58050224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53.496602689536">
                <text:p>53.496602689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64.1959232274432">
                <text:p>64.1959232274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7.0351078729318">
                <text:p>77.0351078729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92.4421294475182">
                <text:p>92.4421294475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10.930555337022">
                <text:p>110.930555337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33.116666404426">
                <text:p>133.116666404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59.739999685311">
                <text:p>159.739999685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